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7:23:0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35017" calcext:value-type="float">
            <text:p>1835017</text:p>
          </table:table-cell>
          <table:table-cell office:value-type="float" office:value="1565653" calcext:value-type="float">
            <text:p>1565653</text:p>
          </table:table-cell>
          <table:table-cell office:value-type="float" office:value="269364" calcext:value-type="float">
            <text:p>269364</text:p>
          </table:table-cell>
          <table:table-cell/>
          <table:table-cell office:value-type="float" office:value="139577" calcext:value-type="float">
            <text:p>139577</text:p>
          </table:table-cell>
          <table:table-cell office:value-type="float" office:value="119842" calcext:value-type="float">
            <text:p>119842</text:p>
          </table:table-cell>
          <table:table-cell office:value-type="float" office:value="19735" calcext:value-type="float">
            <text:p>19735</text:p>
          </table:table-cell>
          <table:table-cell/>
          <table:table-cell office:value-type="float" office:value="60733" calcext:value-type="float">
            <text:p>60733</text:p>
          </table:table-cell>
          <table:table-cell office:value-type="float" office:value="51619" calcext:value-type="float">
            <text:p>51619</text:p>
          </table:table-cell>
          <table:table-cell office:value-type="float" office:value="9114" calcext:value-type="float">
            <text:p>9114</text:p>
          </table:table-cell>
          <table:table-cell/>
          <table:table-cell table:formula="of:=[.M2]/([.E2]+[.I2]+[.M2])" office:value-type="percentage" office:value="0.0305620479321827" calcext:value-type="percentage">
            <text:p>3.0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77319" calcext:value-type="float">
            <text:p>1877319</text:p>
          </table:table-cell>
          <table:table-cell office:value-type="float" office:value="1601467" calcext:value-type="float">
            <text:p>1601467</text:p>
          </table:table-cell>
          <table:table-cell office:value-type="float" office:value="275852" calcext:value-type="float">
            <text:p>275852</text:p>
          </table:table-cell>
          <table:table-cell/>
          <table:table-cell office:value-type="float" office:value="110803" calcext:value-type="float">
            <text:p>110803</text:p>
          </table:table-cell>
          <table:table-cell office:value-type="float" office:value="96774" calcext:value-type="float">
            <text:p>96774</text:p>
          </table:table-cell>
          <table:table-cell office:value-type="float" office:value="14029" calcext:value-type="float">
            <text:p>14029</text:p>
          </table:table-cell>
          <table:table-cell/>
          <table:table-cell office:value-type="float" office:value="53744" calcext:value-type="float">
            <text:p>53744</text:p>
          </table:table-cell>
          <table:table-cell office:value-type="float" office:value="46227" calcext:value-type="float">
            <text:p>46227</text:p>
          </table:table-cell>
          <table:table-cell office:value-type="float" office:value="7517" calcext:value-type="float">
            <text:p>7517</text:p>
          </table:table-cell>
          <table:table-cell/>
          <table:table-cell table:formula="of:=[.M3]/([.E3]+[.I3]+[.M3])" office:value-type="percentage" office:value="0.025275892911183" calcext:value-type="percentage">
            <text:p>2.5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625740" calcext:value-type="float">
            <text:p>1625740</text:p>
          </table:table-cell>
          <table:table-cell office:value-type="float" office:value="1381861" calcext:value-type="float">
            <text:p>1381861</text:p>
          </table:table-cell>
          <table:table-cell office:value-type="float" office:value="243879" calcext:value-type="float">
            <text:p>243879</text:p>
          </table:table-cell>
          <table:table-cell/>
          <table:table-cell office:value-type="float" office:value="179472" calcext:value-type="float">
            <text:p>179472</text:p>
          </table:table-cell>
          <table:table-cell office:value-type="float" office:value="157105" calcext:value-type="float">
            <text:p>157105</text:p>
          </table:table-cell>
          <table:table-cell office:value-type="float" office:value="22367" calcext:value-type="float">
            <text:p>22367</text:p>
          </table:table-cell>
          <table:table-cell/>
          <table:table-cell office:value-type="float" office:value="169708" calcext:value-type="float">
            <text:p>169708</text:p>
          </table:table-cell>
          <table:table-cell office:value-type="float" office:value="149477" calcext:value-type="float">
            <text:p>149477</text:p>
          </table:table-cell>
          <table:table-cell office:value-type="float" office:value="20231" calcext:value-type="float">
            <text:p>20231</text:p>
          </table:table-cell>
          <table:table-cell/>
          <table:table-cell table:formula="of:=[.M4]/([.E4]+[.I4]+[.M4])" office:value-type="percentage" office:value="0.0706199799634875" calcext:value-type="percentage">
            <text:p>7.0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704706" calcext:value-type="float">
            <text:p>1704706</text:p>
          </table:table-cell>
          <table:table-cell office:value-type="float" office:value="1455305" calcext:value-type="float">
            <text:p>1455305</text:p>
          </table:table-cell>
          <table:table-cell office:value-type="float" office:value="249401" calcext:value-type="float">
            <text:p>249401</text:p>
          </table:table-cell>
          <table:table-cell/>
          <table:table-cell office:value-type="float" office:value="212742" calcext:value-type="float">
            <text:p>212742</text:p>
          </table:table-cell>
          <table:table-cell office:value-type="float" office:value="185619" calcext:value-type="float">
            <text:p>185619</text:p>
          </table:table-cell>
          <table:table-cell office:value-type="float" office:value="27123" calcext:value-type="float">
            <text:p>27123</text:p>
          </table:table-cell>
          <table:table-cell/>
          <table:table-cell office:value-type="float" office:value="96401" calcext:value-type="float">
            <text:p>96401</text:p>
          </table:table-cell>
          <table:table-cell office:value-type="float" office:value="82237" calcext:value-type="float">
            <text:p>82237</text:p>
          </table:table-cell>
          <table:table-cell office:value-type="float" office:value="14164" calcext:value-type="float">
            <text:p>14164</text:p>
          </table:table-cell>
          <table:table-cell/>
          <table:table-cell table:formula="of:=[.M5]/([.E5]+[.I5]+[.M5])" office:value-type="percentage" office:value="0.0487257815940114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881623" calcext:value-type="float">
            <text:p>1881623</text:p>
          </table:table-cell>
          <table:table-cell office:value-type="float" office:value="1606977" calcext:value-type="float">
            <text:p>1606977</text:p>
          </table:table-cell>
          <table:table-cell office:value-type="float" office:value="274646" calcext:value-type="float">
            <text:p>274646</text:p>
          </table:table-cell>
          <table:table-cell/>
          <table:table-cell office:value-type="float" office:value="107588" calcext:value-type="float">
            <text:p>107588</text:p>
          </table:table-cell>
          <table:table-cell office:value-type="float" office:value="93003" calcext:value-type="float">
            <text:p>93003</text:p>
          </table:table-cell>
          <table:table-cell office:value-type="float" office:value="14585" calcext:value-type="float">
            <text:p>14585</text:p>
          </table:table-cell>
          <table:table-cell/>
          <table:table-cell office:value-type="float" office:value="53083" calcext:value-type="float">
            <text:p>53083</text:p>
          </table:table-cell>
          <table:table-cell office:value-type="float" office:value="45098" calcext:value-type="float">
            <text:p>45098</text:p>
          </table:table-cell>
          <table:table-cell office:value-type="float" office:value="7985" calcext:value-type="float">
            <text:p>7985</text:p>
          </table:table-cell>
          <table:table-cell/>
          <table:table-cell table:formula="of:=[.M6]/([.E6]+[.I6]+[.M6])" office:value-type="percentage" office:value="0.0268659829888028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27645" calcext:value-type="float">
            <text:p>1727645</text:p>
          </table:table-cell>
          <table:table-cell office:value-type="float" office:value="1473556" calcext:value-type="float">
            <text:p>1473556</text:p>
          </table:table-cell>
          <table:table-cell office:value-type="float" office:value="254089" calcext:value-type="float">
            <text:p>254089</text:p>
          </table:table-cell>
          <table:table-cell/>
          <table:table-cell office:value-type="float" office:value="134128" calcext:value-type="float">
            <text:p>134128</text:p>
          </table:table-cell>
          <table:table-cell office:value-type="float" office:value="115331" calcext:value-type="float">
            <text:p>115331</text:p>
          </table:table-cell>
          <table:table-cell office:value-type="float" office:value="18797" calcext:value-type="float">
            <text:p>18797</text:p>
          </table:table-cell>
          <table:table-cell/>
          <table:table-cell office:value-type="float" office:value="148215" calcext:value-type="float">
            <text:p>148215</text:p>
          </table:table-cell>
          <table:table-cell office:value-type="float" office:value="131068" calcext:value-type="float">
            <text:p>1310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[.M7]/([.E7]+[.I7]+[.M7])" office:value-type="percentage" office:value="0.059120858660911" calcext:value-type="percentage">
            <text:p>5.9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13176" calcext:value-type="float">
            <text:p>1613176</text:p>
          </table:table-cell>
          <table:table-cell office:value-type="float" office:value="1374842" calcext:value-type="float">
            <text:p>1374842</text:p>
          </table:table-cell>
          <table:table-cell office:value-type="float" office:value="238334" calcext:value-type="float">
            <text:p>238334</text:p>
          </table:table-cell>
          <table:table-cell/>
          <table:table-cell office:value-type="float" office:value="180612" calcext:value-type="float">
            <text:p>180612</text:p>
          </table:table-cell>
          <table:table-cell office:value-type="float" office:value="158191" calcext:value-type="float">
            <text:p>158191</text:p>
          </table:table-cell>
          <table:table-cell office:value-type="float" office:value="22421" calcext:value-type="float">
            <text:p>22421</text:p>
          </table:table-cell>
          <table:table-cell/>
          <table:table-cell office:value-type="float" office:value="181693" calcext:value-type="float">
            <text:p>181693</text:p>
          </table:table-cell>
          <table:table-cell office:value-type="float" office:value="158543" calcext:value-type="float">
            <text:p>158543</text:p>
          </table:table-cell>
          <table:table-cell office:value-type="float" office:value="23150" calcext:value-type="float">
            <text:p>23150</text:p>
          </table:table-cell>
          <table:table-cell/>
          <table:table-cell table:formula="of:=[.M8]/([.E8]+[.I8]+[.M8])" office:value-type="percentage" office:value="0.0815413606664201" calcext:value-type="percentage">
            <text:p>8.1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607873" calcext:value-type="float">
            <text:p>1607873</text:p>
          </table:table-cell>
          <table:table-cell office:value-type="float" office:value="1369930" calcext:value-type="float">
            <text:p>1369930</text:p>
          </table:table-cell>
          <table:table-cell office:value-type="float" office:value="237943" calcext:value-type="float">
            <text:p>237943</text:p>
          </table:table-cell>
          <table:table-cell/>
          <table:table-cell office:value-type="float" office:value="168499" calcext:value-type="float">
            <text:p>168499</text:p>
          </table:table-cell>
          <table:table-cell office:value-type="float" office:value="146519" calcext:value-type="float">
            <text:p>146519</text:p>
          </table:table-cell>
          <table:table-cell office:value-type="float" office:value="21980" calcext:value-type="float">
            <text:p>21980</text:p>
          </table:table-cell>
          <table:table-cell/>
          <table:table-cell office:value-type="float" office:value="195026" calcext:value-type="float">
            <text:p>195026</text:p>
          </table:table-cell>
          <table:table-cell office:value-type="float" office:value="171164" calcext:value-type="float">
            <text:p>171164</text:p>
          </table:table-cell>
          <table:table-cell office:value-type="float" office:value="23862" calcext:value-type="float">
            <text:p>23862</text:p>
          </table:table-cell>
          <table:table-cell/>
          <table:table-cell table:formula="of:=[.M9]/([.E9]+[.I9]+[.M9])" office:value-type="percentage" office:value="0.0840847824937893" calcext:value-type="percentage">
            <text:p>8.4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745693" calcext:value-type="float">
            <text:p>1745693</text:p>
          </table:table-cell>
          <table:table-cell office:value-type="float" office:value="1488020" calcext:value-type="float">
            <text:p>1488020</text:p>
          </table:table-cell>
          <table:table-cell office:value-type="float" office:value="257673" calcext:value-type="float">
            <text:p>257673</text:p>
          </table:table-cell>
          <table:table-cell/>
          <table:table-cell office:value-type="float" office:value="121812" calcext:value-type="float">
            <text:p>121812</text:p>
          </table:table-cell>
          <table:table-cell office:value-type="float" office:value="104652" calcext:value-type="float">
            <text:p>104652</text:p>
          </table:table-cell>
          <table:table-cell office:value-type="float" office:value="17160" calcext:value-type="float">
            <text:p>17160</text:p>
          </table:table-cell>
          <table:table-cell/>
          <table:table-cell office:value-type="float" office:value="146000" calcext:value-type="float">
            <text:p>146000</text:p>
          </table:table-cell>
          <table:table-cell office:value-type="float" office:value="130547" calcext:value-type="float">
            <text:p>130547</text:p>
          </table:table-cell>
          <table:table-cell office:value-type="float" office:value="15453" calcext:value-type="float">
            <text:p>15453</text:p>
          </table:table-cell>
          <table:table-cell/>
          <table:table-cell table:formula="of:=[.M10]/([.E10]+[.I10]+[.M10])" office:value-type="percentage" office:value="0.0532337074471383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83852" calcext:value-type="float">
            <text:p>1683852</text:p>
          </table:table-cell>
          <table:table-cell office:value-type="float" office:value="1436944" calcext:value-type="float">
            <text:p>1436944</text:p>
          </table:table-cell>
          <table:table-cell office:value-type="float" office:value="246908" calcext:value-type="float">
            <text:p>246908</text:p>
          </table:table-cell>
          <table:table-cell/>
          <table:table-cell office:value-type="float" office:value="224337" calcext:value-type="float">
            <text:p>224337</text:p>
          </table:table-cell>
          <table:table-cell office:value-type="float" office:value="197162" calcext:value-type="float">
            <text:p>197162</text:p>
          </table:table-cell>
          <table:table-cell office:value-type="float" office:value="27175" calcext:value-type="float">
            <text:p>27175</text:p>
          </table:table-cell>
          <table:table-cell/>
          <table:table-cell office:value-type="float" office:value="101637" calcext:value-type="float">
            <text:p>101637</text:p>
          </table:table-cell>
          <table:table-cell office:value-type="float" office:value="85994" calcext:value-type="float">
            <text:p>85994</text:p>
          </table:table-cell>
          <table:table-cell office:value-type="float" office:value="15643" calcext:value-type="float">
            <text:p>15643</text:p>
          </table:table-cell>
          <table:table-cell/>
          <table:table-cell table:formula="of:=[.M11]/([.E11]+[.I11]+[.M11])" office:value-type="percentage" office:value="0.0539923928125194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586761" calcext:value-type="float">
            <text:p>1586761</text:p>
          </table:table-cell>
          <table:table-cell office:value-type="float" office:value="1363074" calcext:value-type="float">
            <text:p>1363074</text:p>
          </table:table-cell>
          <table:table-cell office:value-type="float" office:value="223687" calcext:value-type="float">
            <text:p>223687</text:p>
          </table:table-cell>
          <table:table-cell/>
          <table:table-cell office:value-type="float" office:value="202020" calcext:value-type="float">
            <text:p>202020</text:p>
          </table:table-cell>
          <table:table-cell office:value-type="float" office:value="171813" calcext:value-type="float">
            <text:p>171813</text:p>
          </table:table-cell>
          <table:table-cell office:value-type="float" office:value="30207" calcext:value-type="float">
            <text:p>30207</text:p>
          </table:table-cell>
          <table:table-cell/>
          <table:table-cell office:value-type="float" office:value="183385" calcext:value-type="float">
            <text:p>183385</text:p>
          </table:table-cell>
          <table:table-cell office:value-type="float" office:value="155655" calcext:value-type="float">
            <text:p>155655</text:p>
          </table:table-cell>
          <table:table-cell office:value-type="float" office:value="27730" calcext:value-type="float">
            <text:p>27730</text:p>
          </table:table-cell>
          <table:table-cell/>
          <table:table-cell table:formula="of:=[.M12]/([.E12]+[.I12]+[.M12])" office:value-type="percentage" office:value="0.0984646194926569" calcext:value-type="percentage">
            <text:p>9.8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825549" calcext:value-type="float">
            <text:p>1825549</text:p>
          </table:table-cell>
          <table:table-cell office:value-type="float" office:value="1559870" calcext:value-type="float">
            <text:p>1559870</text:p>
          </table:table-cell>
          <table:table-cell office:value-type="float" office:value="265679" calcext:value-type="float">
            <text:p>265679</text:p>
          </table:table-cell>
          <table:table-cell/>
          <table:table-cell office:value-type="float" office:value="149813" calcext:value-type="float">
            <text:p>149813</text:p>
          </table:table-cell>
          <table:table-cell office:value-type="float" office:value="133090" calcext:value-type="float">
            <text:p>133090</text:p>
          </table:table-cell>
          <table:table-cell office:value-type="float" office:value="16723" calcext:value-type="float">
            <text:p>16723</text:p>
          </table:table-cell>
          <table:table-cell/>
          <table:table-cell office:value-type="float" office:value="60819" calcext:value-type="float">
            <text:p>60819</text:p>
          </table:table-cell>
          <table:table-cell office:value-type="float" office:value="49701" calcext:value-type="float">
            <text:p>49701</text:p>
          </table:table-cell>
          <table:table-cell office:value-type="float" office:value="11118" calcext:value-type="float">
            <text:p>11118</text:p>
          </table:table-cell>
          <table:table-cell/>
          <table:table-cell table:formula="of:=[.M13]/([.E13]+[.I13]+[.M13])" office:value-type="percentage" office:value="0.0378781684382666" calcext:value-type="percentage">
            <text:p>3.79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71093" calcext:value-type="float">
            <text:p>1871093</text:p>
          </table:table-cell>
          <table:table-cell office:value-type="float" office:value="1594305" calcext:value-type="float">
            <text:p>1594305</text:p>
          </table:table-cell>
          <table:table-cell office:value-type="float" office:value="276788" calcext:value-type="float">
            <text:p>276788</text:p>
          </table:table-cell>
          <table:table-cell/>
          <table:table-cell office:value-type="float" office:value="114708" calcext:value-type="float">
            <text:p>114708</text:p>
          </table:table-cell>
          <table:table-cell office:value-type="float" office:value="100216" calcext:value-type="float">
            <text:p>100216</text:p>
          </table:table-cell>
          <table:table-cell office:value-type="float" office:value="14492" calcext:value-type="float">
            <text:p>14492</text:p>
          </table:table-cell>
          <table:table-cell/>
          <table:table-cell office:value-type="float" office:value="55067" calcext:value-type="float">
            <text:p>55067</text:p>
          </table:table-cell>
          <table:table-cell office:value-type="float" office:value="46944" calcext:value-type="float">
            <text:p>46944</text:p>
          </table:table-cell>
          <table:table-cell office:value-type="float" office:value="8123" calcext:value-type="float">
            <text:p>8123</text:p>
          </table:table-cell>
          <table:table-cell/>
          <table:table-cell table:formula="of:=[.M14]/([.E14]+[.I14]+[.M14])" office:value-type="percentage" office:value="0.0271306566734468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553151" calcext:value-type="float">
            <text:p>1553151</text:p>
          </table:table-cell>
          <table:table-cell office:value-type="float" office:value="1331159" calcext:value-type="float">
            <text:p>1331159</text:p>
          </table:table-cell>
          <table:table-cell office:value-type="float" office:value="221992" calcext:value-type="float">
            <text:p>221992</text:p>
          </table:table-cell>
          <table:table-cell/>
          <table:table-cell office:value-type="float" office:value="210021" calcext:value-type="float">
            <text:p>210021</text:p>
          </table:table-cell>
          <table:table-cell office:value-type="float" office:value="181298" calcext:value-type="float">
            <text:p>181298</text:p>
          </table:table-cell>
          <table:table-cell office:value-type="float" office:value="28723" calcext:value-type="float">
            <text:p>28723</text:p>
          </table:table-cell>
          <table:table-cell/>
          <table:table-cell office:value-type="float" office:value="207659" calcext:value-type="float">
            <text:p>207659</text:p>
          </table:table-cell>
          <table:table-cell office:value-type="float" office:value="178144" calcext:value-type="float">
            <text:p>178144</text:p>
          </table:table-cell>
          <table:table-cell office:value-type="float" office:value="29515" calcext:value-type="float">
            <text:p>29515</text:p>
          </table:table-cell>
          <table:table-cell/>
          <table:table-cell table:formula="of:=[.M15]/([.E15]+[.I15]+[.M15])" office:value-type="percentage" office:value="0.105324197980231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91934" calcext:value-type="float">
            <text:p>1591934</text:p>
          </table:table-cell>
          <table:table-cell office:value-type="float" office:value="1379462" calcext:value-type="float">
            <text:p>1379462</text:p>
          </table:table-cell>
          <table:table-cell office:value-type="float" office:value="212472" calcext:value-type="float">
            <text:p>212472</text:p>
          </table:table-cell>
          <table:table-cell/>
          <table:table-cell office:value-type="float" office:value="218263" calcext:value-type="float">
            <text:p>218263</text:p>
          </table:table-cell>
          <table:table-cell office:value-type="float" office:value="184146" calcext:value-type="float">
            <text:p>184146</text:p>
          </table:table-cell>
          <table:table-cell office:value-type="float" office:value="34117" calcext:value-type="float">
            <text:p>34117</text:p>
          </table:table-cell>
          <table:table-cell/>
          <table:table-cell office:value-type="float" office:value="179049" calcext:value-type="float">
            <text:p>179049</text:p>
          </table:table-cell>
          <table:table-cell office:value-type="float" office:value="145556" calcext:value-type="float">
            <text:p>145556</text:p>
          </table:table-cell>
          <table:table-cell office:value-type="float" office:value="33493" calcext:value-type="float">
            <text:p>33493</text:p>
          </table:table-cell>
          <table:table-cell/>
          <table:table-cell table:formula="of:=[.M16]/([.E16]+[.I16]+[.M16])" office:value-type="percentage" office:value="0.119582836455038" calcext:value-type="percentage">
            <text:p>11.9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725976" calcext:value-type="float">
            <text:p>1725976</text:p>
          </table:table-cell>
          <table:table-cell office:value-type="float" office:value="1471971" calcext:value-type="float">
            <text:p>1471971</text:p>
          </table:table-cell>
          <table:table-cell office:value-type="float" office:value="254005" calcext:value-type="float">
            <text:p>254005</text:p>
          </table:table-cell>
          <table:table-cell/>
          <table:table-cell office:value-type="float" office:value="164265" calcext:value-type="float">
            <text:p>164265</text:p>
          </table:table-cell>
          <table:table-cell office:value-type="float" office:value="141718" calcext:value-type="float">
            <text:p>141718</text:p>
          </table:table-cell>
          <table:table-cell office:value-type="float" office:value="22547" calcext:value-type="float">
            <text:p>22547</text:p>
          </table:table-cell>
          <table:table-cell/>
          <table:table-cell office:value-type="float" office:value="109608" calcext:value-type="float">
            <text:p>109608</text:p>
          </table:table-cell>
          <table:table-cell office:value-type="float" office:value="96541" calcext:value-type="float">
            <text:p>96541</text:p>
          </table:table-cell>
          <table:table-cell office:value-type="float" office:value="13067" calcext:value-type="float">
            <text:p>13067</text:p>
          </table:table-cell>
          <table:table-cell/>
          <table:table-cell table:formula="of:=[.M17]/([.E17]+[.I17]+[.M17])" office:value-type="percentage" office:value="0.0451178962706176" calcext:value-type="percentage">
            <text:p>4.5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851631" calcext:value-type="float">
            <text:p>1851631</text:p>
          </table:table-cell>
          <table:table-cell office:value-type="float" office:value="1587641" calcext:value-type="float">
            <text:p>1587641</text:p>
          </table:table-cell>
          <table:table-cell office:value-type="float" office:value="263990" calcext:value-type="float">
            <text:p>263990</text:p>
          </table:table-cell>
          <table:table-cell/>
          <table:table-cell office:value-type="float" office:value="123511" calcext:value-type="float">
            <text:p>123511</text:p>
          </table:table-cell>
          <table:table-cell office:value-type="float" office:value="106183" calcext:value-type="float">
            <text:p>106183</text:p>
          </table:table-cell>
          <table:table-cell office:value-type="float" office:value="17328" calcext:value-type="float">
            <text:p>17328</text:p>
          </table:table-cell>
          <table:table-cell/>
          <table:table-cell office:value-type="float" office:value="61012" calcext:value-type="float">
            <text:p>61012</text:p>
          </table:table-cell>
          <table:table-cell office:value-type="float" office:value="50421" calcext:value-type="float">
            <text:p>50421</text:p>
          </table:table-cell>
          <table:table-cell office:value-type="float" office:value="10591" calcext:value-type="float">
            <text:p>10591</text:p>
          </table:table-cell>
          <table:table-cell/>
          <table:table-cell table:formula="of:=[.M18]/([.E18]+[.I18]+[.M18])" office:value-type="percentage" office:value="0.036281854961649" calcext:value-type="percentage">
            <text:p>3.6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84014" calcext:value-type="float">
            <text:p>1684014</text:p>
          </table:table-cell>
          <table:table-cell office:value-type="float" office:value="1444378" calcext:value-type="float">
            <text:p>1444378</text:p>
          </table:table-cell>
          <table:table-cell office:value-type="float" office:value="239636" calcext:value-type="float">
            <text:p>239636</text:p>
          </table:table-cell>
          <table:table-cell/>
          <table:table-cell office:value-type="float" office:value="196165" calcext:value-type="float">
            <text:p>196165</text:p>
          </table:table-cell>
          <table:table-cell office:value-type="float" office:value="167507" calcext:value-type="float">
            <text:p>167507</text:p>
          </table:table-cell>
          <table:table-cell office:value-type="float" office:value="28658" calcext:value-type="float">
            <text:p>28658</text:p>
          </table:table-cell>
          <table:table-cell/>
          <table:table-cell office:value-type="float" office:value="119478" calcext:value-type="float">
            <text:p>119478</text:p>
          </table:table-cell>
          <table:table-cell office:value-type="float" office:value="101804" calcext:value-type="float">
            <text:p>101804</text:p>
          </table:table-cell>
          <table:table-cell office:value-type="float" office:value="17674" calcext:value-type="float">
            <text:p>17674</text:p>
          </table:table-cell>
          <table:table-cell/>
          <table:table-cell table:formula="of:=[.M19]/([.E19]+[.I19]+[.M19])" office:value-type="percentage" office:value="0.0618041179432664" calcext:value-type="percentage">
            <text:p>6.1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774062" calcext:value-type="float">
            <text:p>1774062</text:p>
          </table:table-cell>
          <table:table-cell office:value-type="float" office:value="1523457" calcext:value-type="float">
            <text:p>1523457</text:p>
          </table:table-cell>
          <table:table-cell office:value-type="float" office:value="250605" calcext:value-type="float">
            <text:p>250605</text:p>
          </table:table-cell>
          <table:table-cell/>
          <table:table-cell office:value-type="float" office:value="193788" calcext:value-type="float">
            <text:p>193788</text:p>
          </table:table-cell>
          <table:table-cell office:value-type="float" office:value="167705" calcext:value-type="float">
            <text:p>167705</text:p>
          </table:table-cell>
          <table:table-cell office:value-type="float" office:value="26083" calcext:value-type="float">
            <text:p>26083</text:p>
          </table:table-cell>
          <table:table-cell/>
          <table:table-cell office:value-type="float" office:value="67191" calcext:value-type="float">
            <text:p>67191</text:p>
          </table:table-cell>
          <table:table-cell office:value-type="float" office:value="53554" calcext:value-type="float">
            <text:p>53554</text:p>
          </table:table-cell>
          <table:table-cell office:value-type="float" office:value="13637" calcext:value-type="float">
            <text:p>13637</text:p>
          </table:table-cell>
          <table:table-cell/>
          <table:table-cell table:formula="of:=[.M20]/([.E20]+[.I20]+[.M20])" office:value-type="percentage" office:value="0.0469714974597434" calcext:value-type="percentage">
            <text:p>4.7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888683" calcext:value-type="float">
            <text:p>1888683</text:p>
          </table:table-cell>
          <table:table-cell office:value-type="float" office:value="1612024" calcext:value-type="float">
            <text:p>1612024</text:p>
          </table:table-cell>
          <table:table-cell office:value-type="float" office:value="276659" calcext:value-type="float">
            <text:p>276659</text:p>
          </table:table-cell>
          <table:table-cell/>
          <table:table-cell office:value-type="float" office:value="99715" calcext:value-type="float">
            <text:p>99715</text:p>
          </table:table-cell>
          <table:table-cell office:value-type="float" office:value="86288" calcext:value-type="float">
            <text:p>86288</text:p>
          </table:table-cell>
          <table:table-cell office:value-type="float" office:value="13427" calcext:value-type="float">
            <text:p>13427</text:p>
          </table:table-cell>
          <table:table-cell/>
          <table:table-cell office:value-type="float" office:value="50520" calcext:value-type="float">
            <text:p>50520</text:p>
          </table:table-cell>
          <table:table-cell office:value-type="float" office:value="42894" calcext:value-type="float">
            <text:p>42894</text:p>
          </table:table-cell>
          <table:table-cell office:value-type="float" office:value="7626" calcext:value-type="float">
            <text:p>7626</text:p>
          </table:table-cell>
          <table:table-cell/>
          <table:table-cell table:formula="of:=[.M21]/([.E21]+[.I21]+[.M21])" office:value-type="percentage" office:value="0.0256153598108239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66422" calcext:value-type="float">
            <text:p>866422</text:p>
          </table:table-cell>
          <table:table-cell office:value-type="float" office:value="599576" calcext:value-type="float">
            <text:p>599576</text:p>
          </table:table-cell>
          <table:table-cell office:value-type="float" office:value="266846" calcext:value-type="float">
            <text:p>266846</text:p>
          </table:table-cell>
          <table:table-cell/>
          <table:table-cell office:value-type="float" office:value="38761" calcext:value-type="float">
            <text:p>38761</text:p>
          </table:table-cell>
          <table:table-cell office:value-type="float" office:value="21773" calcext:value-type="float">
            <text:p>21773</text:p>
          </table:table-cell>
          <table:table-cell office:value-type="float" office:value="16988" calcext:value-type="float">
            <text:p>16988</text:p>
          </table:table-cell>
          <table:table-cell/>
          <table:table-cell office:value-type="float" office:value="28884" calcext:value-type="float">
            <text:p>28884</text:p>
          </table:table-cell>
          <table:table-cell office:value-type="float" office:value="18739" calcext:value-type="float">
            <text:p>18739</text:p>
          </table:table-cell>
          <table:table-cell office:value-type="float" office:value="10145" calcext:value-type="float">
            <text:p>10145</text:p>
          </table:table-cell>
          <table:table-cell/>
          <table:table-cell table:formula="of:=[.M22]/([.E22]+[.I22]+[.M22])" office:value-type="percentage" office:value="0.0345092676687791" calcext:value-type="percentage">
            <text:p>3.4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445867" calcext:value-type="float">
            <text:p>1445867</text:p>
          </table:table-cell>
          <table:table-cell office:value-type="float" office:value="1239274" calcext:value-type="float">
            <text:p>1239274</text:p>
          </table:table-cell>
          <table:table-cell office:value-type="float" office:value="206593" calcext:value-type="float">
            <text:p>206593</text:p>
          </table:table-cell>
          <table:table-cell/>
          <table:table-cell office:value-type="float" office:value="249303" calcext:value-type="float">
            <text:p>249303</text:p>
          </table:table-cell>
          <table:table-cell office:value-type="float" office:value="220904" calcext:value-type="float">
            <text:p>220904</text:p>
          </table:table-cell>
          <table:table-cell office:value-type="float" office:value="28399" calcext:value-type="float">
            <text:p>28399</text:p>
          </table:table-cell>
          <table:table-cell/>
          <table:table-cell office:value-type="float" office:value="245748" calcext:value-type="float">
            <text:p>245748</text:p>
          </table:table-cell>
          <table:table-cell office:value-type="float" office:value="205464" calcext:value-type="float">
            <text:p>205464</text:p>
          </table:table-cell>
          <table:table-cell office:value-type="float" office:value="40284" calcext:value-type="float">
            <text:p>40284</text:p>
          </table:table-cell>
          <table:table-cell/>
          <table:table-cell table:formula="of:=[.M23]/([.E23]+[.I23]+[.M23])" office:value-type="percentage" office:value="0.146340400180183" calcext:value-type="percentage">
            <text:p>14.6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869990" calcext:value-type="float">
            <text:p>1869990</text:p>
          </table:table-cell>
          <table:table-cell office:value-type="float" office:value="1595749" calcext:value-type="float">
            <text:p>1595749</text:p>
          </table:table-cell>
          <table:table-cell office:value-type="float" office:value="274241" calcext:value-type="float">
            <text:p>274241</text:p>
          </table:table-cell>
          <table:table-cell/>
          <table:table-cell office:value-type="float" office:value="109970" calcext:value-type="float">
            <text:p>109970</text:p>
          </table:table-cell>
          <table:table-cell office:value-type="float" office:value="95471" calcext:value-type="float">
            <text:p>95471</text:p>
          </table:table-cell>
          <table:table-cell office:value-type="float" office:value="14499" calcext:value-type="float">
            <text:p>14499</text:p>
          </table:table-cell>
          <table:table-cell/>
          <table:table-cell office:value-type="float" office:value="54010" calcext:value-type="float">
            <text:p>54010</text:p>
          </table:table-cell>
          <table:table-cell office:value-type="float" office:value="46039" calcext:value-type="float">
            <text:p>46039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M24]/([.E24]+[.I24]+[.M24])" office:value-type="percentage" office:value="0.0268645247395614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852639" calcext:value-type="float">
            <text:p>1852639</text:p>
          </table:table-cell>
          <table:table-cell office:value-type="float" office:value="1579801" calcext:value-type="float">
            <text:p>1579801</text:p>
          </table:table-cell>
          <table:table-cell office:value-type="float" office:value="272838" calcext:value-type="float">
            <text:p>272838</text:p>
          </table:table-cell>
          <table:table-cell/>
          <table:table-cell office:value-type="float" office:value="125039" calcext:value-type="float">
            <text:p>125039</text:p>
          </table:table-cell>
          <table:table-cell office:value-type="float" office:value="109597" calcext:value-type="float">
            <text:p>109597</text:p>
          </table:table-cell>
          <table:table-cell office:value-type="float" office:value="15442" calcext:value-type="float">
            <text:p>15442</text:p>
          </table:table-cell>
          <table:table-cell/>
          <table:table-cell office:value-type="float" office:value="52908" calcext:value-type="float">
            <text:p>52908</text:p>
          </table:table-cell>
          <table:table-cell office:value-type="float" office:value="45194" calcext:value-type="float">
            <text:p>45194</text:p>
          </table:table-cell>
          <table:table-cell office:value-type="float" office:value="7714" calcext:value-type="float">
            <text:p>7714</text:p>
          </table:table-cell>
          <table:table-cell/>
          <table:table-cell table:formula="of:=[.M25]/([.E25]+[.I25]+[.M25])" office:value-type="percentage" office:value="0.0260613390811976" calcext:value-type="percentage">
            <text:p>2.6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876499" calcext:value-type="float">
            <text:p>1876499</text:p>
          </table:table-cell>
          <table:table-cell office:value-type="float" office:value="1601831" calcext:value-type="float">
            <text:p>1601831</text:p>
          </table:table-cell>
          <table:table-cell office:value-type="float" office:value="274668" calcext:value-type="float">
            <text:p>274668</text:p>
          </table:table-cell>
          <table:table-cell/>
          <table:table-cell office:value-type="float" office:value="111084" calcext:value-type="float">
            <text:p>111084</text:p>
          </table:table-cell>
          <table:table-cell office:value-type="float" office:value="96701" calcext:value-type="float">
            <text:p>96701</text:p>
          </table:table-cell>
          <table:table-cell office:value-type="float" office:value="14383" calcext:value-type="float">
            <text:p>14383</text:p>
          </table:table-cell>
          <table:table-cell/>
          <table:table-cell office:value-type="float" office:value="54073" calcext:value-type="float">
            <text:p>54073</text:p>
          </table:table-cell>
          <table:table-cell office:value-type="float" office:value="45960" calcext:value-type="float">
            <text:p>45960</text:p>
          </table:table-cell>
          <table:table-cell office:value-type="float" office:value="8113" calcext:value-type="float">
            <text:p>8113</text:p>
          </table:table-cell>
          <table:table-cell/>
          <table:table-cell table:formula="of:=[.M26]/([.E26]+[.I26]+[.M26])" office:value-type="percentage" office:value="0.0273014227833789" calcext:value-type="percentage">
            <text:p>2.7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843579" calcext:value-type="float">
            <text:p>1843579</text:p>
          </table:table-cell>
          <table:table-cell office:value-type="float" office:value="1571376" calcext:value-type="float">
            <text:p>1571376</text:p>
          </table:table-cell>
          <table:table-cell office:value-type="float" office:value="272203" calcext:value-type="float">
            <text:p>272203</text:p>
          </table:table-cell>
          <table:table-cell/>
          <table:table-cell office:value-type="float" office:value="134605" calcext:value-type="float">
            <text:p>134605</text:p>
          </table:table-cell>
          <table:table-cell office:value-type="float" office:value="115568" calcext:value-type="float">
            <text:p>115568</text:p>
          </table:table-cell>
          <table:table-cell office:value-type="float" office:value="19037" calcext:value-type="float">
            <text:p>19037</text:p>
          </table:table-cell>
          <table:table-cell/>
          <table:table-cell office:value-type="float" office:value="57696" calcext:value-type="float">
            <text:p>57696</text:p>
          </table:table-cell>
          <table:table-cell office:value-type="float" office:value="49523" calcext:value-type="float">
            <text:p>49523</text:p>
          </table:table-cell>
          <table:table-cell office:value-type="float" office:value="8173" calcext:value-type="float">
            <text:p>8173</text:p>
          </table:table-cell>
          <table:table-cell/>
          <table:table-cell table:formula="of:=[.M27]/([.E27]+[.I27]+[.M27])" office:value-type="percentage" office:value="0.027296743962353" calcext:value-type="percentage">
            <text:p>2.7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587971" calcext:value-type="float">
            <text:p>1587971</text:p>
          </table:table-cell>
          <table:table-cell office:value-type="float" office:value="1355183" calcext:value-type="float">
            <text:p>1355183</text:p>
          </table:table-cell>
          <table:table-cell office:value-type="float" office:value="232788" calcext:value-type="float">
            <text:p>232788</text:p>
          </table:table-cell>
          <table:table-cell/>
          <table:table-cell office:value-type="float" office:value="213062" calcext:value-type="float">
            <text:p>213062</text:p>
          </table:table-cell>
          <table:table-cell office:value-type="float" office:value="185595" calcext:value-type="float">
            <text:p>185595</text:p>
          </table:table-cell>
          <table:table-cell office:value-type="float" office:value="27467" calcext:value-type="float">
            <text:p>27467</text:p>
          </table:table-cell>
          <table:table-cell/>
          <table:table-cell office:value-type="float" office:value="182606" calcext:value-type="float">
            <text:p>182606</text:p>
          </table:table-cell>
          <table:table-cell office:value-type="float" office:value="157565" calcext:value-type="float">
            <text:p>157565</text:p>
          </table:table-cell>
          <table:table-cell office:value-type="float" office:value="25041" calcext:value-type="float">
            <text:p>25041</text:p>
          </table:table-cell>
          <table:table-cell/>
          <table:table-cell table:formula="of:=[.M28]/([.E28]+[.I28]+[.M28])" office:value-type="percentage" office:value="0.0877719982053727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77090" calcext:value-type="float">
            <text:p>1877090</text:p>
          </table:table-cell>
          <table:table-cell office:value-type="float" office:value="1598696" calcext:value-type="float">
            <text:p>1598696</text:p>
          </table:table-cell>
          <table:table-cell office:value-type="float" office:value="278394" calcext:value-type="float">
            <text:p>278394</text:p>
          </table:table-cell>
          <table:table-cell/>
          <table:table-cell office:value-type="float" office:value="110167" calcext:value-type="float">
            <text:p>110167</text:p>
          </table:table-cell>
          <table:table-cell office:value-type="float" office:value="96099" calcext:value-type="float">
            <text:p>96099</text:p>
          </table:table-cell>
          <table:table-cell office:value-type="float" office:value="14068" calcext:value-type="float">
            <text:p>14068</text:p>
          </table:table-cell>
          <table:table-cell/>
          <table:table-cell office:value-type="float" office:value="53810" calcext:value-type="float">
            <text:p>53810</text:p>
          </table:table-cell>
          <table:table-cell office:value-type="float" office:value="45996" calcext:value-type="float">
            <text:p>45996</text:p>
          </table:table-cell>
          <table:table-cell office:value-type="float" office:value="7814" calcext:value-type="float">
            <text:p>7814</text:p>
          </table:table-cell>
          <table:table-cell/>
          <table:table-cell table:formula="of:=[.M29]/([.E29]+[.I29]+[.M29])" office:value-type="percentage" office:value="0.0260227257589684" calcext:value-type="percentage">
            <text:p>2.6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776937" calcext:value-type="float">
            <text:p>776937</text:p>
          </table:table-cell>
          <table:table-cell office:value-type="float" office:value="513171" calcext:value-type="float">
            <text:p>513171</text:p>
          </table:table-cell>
          <table:table-cell office:value-type="float" office:value="263766" calcext:value-type="float">
            <text:p>263766</text:p>
          </table:table-cell>
          <table:table-cell/>
          <table:table-cell office:value-type="float" office:value="47666" calcext:value-type="float">
            <text:p>47666</text:p>
          </table:table-cell>
          <table:table-cell office:value-type="float" office:value="27171" calcext:value-type="float">
            <text:p>27171</text:p>
          </table:table-cell>
          <table:table-cell office:value-type="float" office:value="20495" calcext:value-type="float">
            <text:p>20495</text:p>
          </table:table-cell>
          <table:table-cell/>
          <table:table-cell office:value-type="float" office:value="31085" calcext:value-type="float">
            <text:p>31085</text:p>
          </table:table-cell>
          <table:table-cell office:value-type="float" office:value="20384" calcext:value-type="float">
            <text:p>20384</text:p>
          </table:table-cell>
          <table:table-cell office:value-type="float" office:value="10701" calcext:value-type="float">
            <text:p>10701</text:p>
          </table:table-cell>
          <table:table-cell/>
          <table:table-cell table:formula="of:=[.M30]/([.E30]+[.I30]+[.M30])" office:value-type="percentage" office:value="0.036279249530448" calcext:value-type="percentage">
            <text:p>3.6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881621" calcext:value-type="float">
            <text:p>1881621</text:p>
          </table:table-cell>
          <table:table-cell office:value-type="float" office:value="1604716" calcext:value-type="float">
            <text:p>1604716</text:p>
          </table:table-cell>
          <table:table-cell office:value-type="float" office:value="276905" calcext:value-type="float">
            <text:p>276905</text:p>
          </table:table-cell>
          <table:table-cell/>
          <table:table-cell office:value-type="float" office:value="103444" calcext:value-type="float">
            <text:p>103444</text:p>
          </table:table-cell>
          <table:table-cell office:value-type="float" office:value="90365" calcext:value-type="float">
            <text:p>90365</text:p>
          </table:table-cell>
          <table:table-cell office:value-type="float" office:value="13079" calcext:value-type="float">
            <text:p>13079</text:p>
          </table:table-cell>
          <table:table-cell/>
          <table:table-cell office:value-type="float" office:value="53001" calcext:value-type="float">
            <text:p>53001</text:p>
          </table:table-cell>
          <table:table-cell office:value-type="float" office:value="45144" calcext:value-type="float">
            <text:p>45144</text:p>
          </table:table-cell>
          <table:table-cell office:value-type="float" office:value="7857" calcext:value-type="float">
            <text:p>7857</text:p>
          </table:table-cell>
          <table:table-cell/>
          <table:table-cell table:formula="of:=[.M31]/([.E31]+[.I31]+[.M31])" office:value-type="percentage" office:value="0.0263798469653271" calcext:value-type="percentage">
            <text:p>2.6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875881" calcext:value-type="float">
            <text:p>1875881</text:p>
          </table:table-cell>
          <table:table-cell office:value-type="float" office:value="1602174" calcext:value-type="float">
            <text:p>1602174</text:p>
          </table:table-cell>
          <table:table-cell office:value-type="float" office:value="273707" calcext:value-type="float">
            <text:p>273707</text:p>
          </table:table-cell>
          <table:table-cell/>
          <table:table-cell office:value-type="float" office:value="113880" calcext:value-type="float">
            <text:p>113880</text:p>
          </table:table-cell>
          <table:table-cell office:value-type="float" office:value="99692" calcext:value-type="float">
            <text:p>99692</text:p>
          </table:table-cell>
          <table:table-cell office:value-type="float" office:value="14188" calcext:value-type="float">
            <text:p>14188</text:p>
          </table:table-cell>
          <table:table-cell/>
          <table:table-cell office:value-type="float" office:value="54223" calcext:value-type="float">
            <text:p>54223</text:p>
          </table:table-cell>
          <table:table-cell office:value-type="float" office:value="45980" calcext:value-type="float">
            <text:p>45980</text:p>
          </table:table-cell>
          <table:table-cell office:value-type="float" office:value="8243" calcext:value-type="float">
            <text:p>8243</text:p>
          </table:table-cell>
          <table:table-cell/>
          <table:table-cell table:formula="of:=[.M32]/([.E32]+[.I32]+[.M32])" office:value-type="percentage" office:value="0.027834995846531" calcext:value-type="percentage">
            <text:p>2.78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41366" calcext:value-type="float">
            <text:p>1641366</text:p>
          </table:table-cell>
          <table:table-cell office:value-type="float" office:value="1405800" calcext:value-type="float">
            <text:p>1405800</text:p>
          </table:table-cell>
          <table:table-cell office:value-type="float" office:value="235566" calcext:value-type="float">
            <text:p>235566</text:p>
          </table:table-cell>
          <table:table-cell/>
          <table:table-cell office:value-type="float" office:value="172926" calcext:value-type="float">
            <text:p>172926</text:p>
          </table:table-cell>
          <table:table-cell office:value-type="float" office:value="149505" calcext:value-type="float">
            <text:p>149505</text:p>
          </table:table-cell>
          <table:table-cell office:value-type="float" office:value="23421" calcext:value-type="float">
            <text:p>23421</text:p>
          </table:table-cell>
          <table:table-cell/>
          <table:table-cell office:value-type="float" office:value="168656" calcext:value-type="float">
            <text:p>168656</text:p>
          </table:table-cell>
          <table:table-cell office:value-type="float" office:value="144399" calcext:value-type="float">
            <text:p>144399</text:p>
          </table:table-cell>
          <table:table-cell office:value-type="float" office:value="24257" calcext:value-type="float">
            <text:p>24257</text:p>
          </table:table-cell>
          <table:table-cell/>
          <table:table-cell table:formula="of:=[.M33]/([.E33]+[.I33]+[.M33])" office:value-type="percentage" office:value="0.0856399429467173" calcext:value-type="percentage">
            <text:p>8.56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536405140820313" calcext:value-type="percentage">
            <text:p>5.3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28:32.011708716</dc:date>
    <meta:editing-duration>PT1M26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